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  <style:text-properties fo:color="#0099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fo:color="#009900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fo:font-size="12pt" style:font-name-asian="Courier New1" style:font-size-asian="12pt" style:font-name-complex="Courier New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 anagramma a szójátékok egy fajtája, melyben értelmes szavak vagy mondatok betűinek sorrendjét úgy változtatjuk meg, hogy az eredmény szintén értelmes szó vagy mondat lesz. Sok anagramma esetén az eredeti szó és a végeredmény között humoros vagy egyéb kapcsolat van, ez növeli az anagramma érdekességét, értékét. Például a satu szó anagrammái: utas, tusa, suta. </text:p>
      <text:p text:style-name="Standard"/>
      <text:p text:style-name="Standard"><text:span text:style-name="T1">A </text:span><text:span text:style-name="T2">szotar</text:span> tömb<text:span text:style-name="T1"> legfeljebb 300 különböző szót tartalmaz. A szavak legalább 2, legfeljebb 30 karakter hosszúságúak, és csak az angol ábécé kisbetűit tartalmazzák. A tömbben minden szó csak egyszer fordulhat elő.</text:span></text:p>
      <text:p text:style-name="P2"><text:tab/><text:tab/><text:tab/><text:tab/></text:p>
      <text:list xml:id="list2281407669403679550" text:style-name="WWNum1">
        <text:list-item>
          <text:p text:style-name="P4">Kérjen be a felhasználótól egy szöveget, majd határozza meg, hogy hány különböző karakter található a szövegben! A darabszámot és a karaktereket írja ki a konzolra!</text:p>
        </text:list-item>
        <text:list-item>
          <text:p text:style-name="P5"><text:span text:style-name="T1">Az </text:span><text:span text:style-name="T3">szotar</text:span><text:span text:style-name="T1"> tömbben lévő szavakat alakítsa át úgy, hogy minden szó karaktereit egyenként tegye ábécérendbe! Az így létrehozott szavakból hozzon létre egy tömböt, az eredetivel egyező sorrendben!<text:line-break/>Például: tervez =&gt; eertvz, nyugalom =&gt; aglmnouy</text:span></text:p>
        </text:list-item>
        <text:list-item>
          <text:p text:style-name="P5"><text:span text:style-name="T1">Kérjen be a felhasználótól két szót, és döntse el, hogy a két szó anagramma-e! Ha azok voltak, írja ki a konzolra az </text:span><text:span text:style-name="T2">„Anagramma”</text:span><text:span text:style-name="T1"> szót, ha nem, akkor pedig a </text:span><text:span text:style-name="T2">„Nem anagramma”</text:span><text:span text:style-name="T1"> szöveget!</text:span></text:p>
        </text:list-item>
        <text:list-item>
          <text:p text:style-name="P5"><text:span text:style-name="T1">Kérjen be a felhasználótól egy szót! A </text:span><text:span text:style-name="T2">szotar</text:span> tömb<text:span text:style-name="T1"> szavaiból keresse meg a szó anagrammáit (a szót önmagát is annak tekintve)! Ha van találat, azokat egymás alá írja ki a konzolra, ha nem volt találat, akkor írja ki a </text:span><text:span text:style-name="T2">„Nincs a szótárban anagramma”</text:span><text:span text:style-name="T1"> szöveget!</text:span></text:p>
        </text:list-item>
        <text:list-item>
          <text:p text:style-name="P5"><text:span text:style-name="T1">Határozza meg, hogy a </text:span><text:span text:style-name="T2">szotar</text:span> tömbben<text:span text:style-name="T1"> melyik a leghosszabb szó! Ha több, ugyanannyi karakterből álló leghosszabb szó volt, akkor az összeset írja ki! A feltételnek megfelelő összes szó pontosan egyszer szerepeljen a kiírásban!</text:span></text:p>
        </text:list-item>
        <text:list-item>
          <text:p text:style-name="P3"><text:span text:style-name="T1">Rendezze a </text:span><text:span text:style-name="T2">szotar</text:span> tömbben<text:span text:style-name="T1"> lévő szavakat a karakterek száma szerint növekvő sorrendbe! Az egyforma hosszúságú és ugyanazokat a karaktereket tartalmazó szavak (amelyek egymás anagrammái) szóközzel elválasztva ugyanabba a sorba kerüljenek! Az egyforma hosszúságú, de nem ugyanazokat a karaktereket tartalmazó szavak külön sorba kerüljenek! Az így rendezett szavakat írja ki a </text:span>konzolra<text:span text:style-name="T1">!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9-01-20T21:44:43.162000000</dc:date>
    <meta:editing-duration>PT4H31M6S</meta:editing-duration>
    <meta:editing-cycles>2</meta:editing-cycles>
    <meta:document-statistic meta:table-count="0" meta:image-count="0" meta:object-count="0" meta:page-count="1" meta:paragraph-count="9" meta:word-count="310" meta:character-count="2038" meta:non-whitespace-character-count="1737"/>
  </office:meta>
</office:document-meta>
</file>